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669cm"/>
    </style:style>
    <style:style style:name="co2" style:family="table-column">
      <style:table-column-properties fo:break-before="auto" style:column-width="3.5cm"/>
    </style:style>
    <style:style style:name="co3" style:family="table-column">
      <style:table-column-properties fo:break-before="auto" style:column-width="2.66cm"/>
    </style:style>
    <style:style style:name="co4" style:family="table-column">
      <style:table-column-properties fo:break-before="auto" style:column-width="2.028cm"/>
    </style:style>
    <style:style style:name="co5" style:family="table-column">
      <style:table-column-properties fo:break-before="auto" style:column-width="2.26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 style:data-style-name="N50"/>
    <style:style style:name="ce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 style:data-style-name="N2"/>
    <style:style style:name="ce6" style:family="table-cell" style:parent-style-name="Default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 style:data-style-name="N36"/>
    <style:style style:name="ce8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 style:data-style-name="N40"/>
    <style:style style:name="ce10" style:family="table-cell" style:parent-style-name="Default" style:data-style-name="N0"/>
    <style:style style:name="ce11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Verdana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4" table:number-columns-repeated="248" table:default-cell-style-name="Default"/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Test table</text:p>
          </table:table-cell>
          <table:table-cell table:style-name="ce2" office:value-type="string">
            <text:p>Tree</text:p>
          </table:table-cell>
          <table:table-cell table:style-name="ce2" office:value-type="string">
            <text:p>Height</text:p>
          </table:table-cell>
          <table:table-cell table:style-name="ce2" office:value-type="string">
            <text:p>Yield</text:p>
          </table:table-cell>
          <table:table-cell table:style-name="ce2" office:value-type="string">
            <text:p>Profit</text:p>
          </table:table-cell>
          <table:table-cell table:style-name="ce2" office:value-type="string">
            <text:p>Date</text:p>
          </table:table-cell>
          <table:table-cell table:style-name="ce4"/>
          <table:table-cell table:number-columns-repeated="249"/>
        </table:table-row>
        <table:table-row table:style-name="ro1">
          <table:table-cell/>
          <table:table-cell office:value-type="string">
            <text:p>Apple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style-name="ce5" office:value-type="float" office:value="105">
            <text:p>105.00</text:p>
          </table:table-cell>
          <table:table-cell table:style-name="ce3" office:value-type="date" office:date-value="2005-08-02T14:15:00">
            <text:p>02.08.05 14:15</text:p>
          </table:table-cell>
          <table:table-cell table:style-name="ce10"/>
          <table:table-cell table:number-columns-repeated="249"/>
        </table:table-row>
        <table:table-row table:style-name="ro1">
          <table:table-cell/>
          <table:table-cell office:value-type="string">
            <text:p>Pear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style-name="ce5" office:value-type="float" office:value="96">
            <text:p>96.00</text:p>
          </table:table-cell>
          <table:table-cell table:style-name="ce3" office:value-type="date" office:date-value="2005-08-02T14:16:00">
            <text:p>02.08.05 14:16</text:p>
          </table:table-cell>
          <table:table-cell table:style-name="ce10"/>
          <table:table-cell table:number-columns-repeated="249"/>
        </table:table-row>
        <table:table-row table:style-name="ro1">
          <table:table-cell/>
          <table:table-cell office:value-type="string">
            <text:p>Cherry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5" office:value-type="float" office:value="105">
            <text:p>105.00</text:p>
          </table:table-cell>
          <table:table-cell table:style-name="ce7" office:value-type="date" office:date-value="2005-09-03">
            <text:p>03.09.2005</text:p>
          </table:table-cell>
          <table:table-cell table:style-name="ce10"/>
          <table:table-cell table:number-columns-repeated="249"/>
        </table:table-row>
        <table:table-row table:style-name="ro1">
          <table:table-cell/>
          <table:table-cell office:value-type="string">
            <text:p>Apple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style-name="ce5" office:value-type="float" office:value="75">
            <text:p>75.00</text:p>
          </table:table-cell>
          <table:table-cell table:style-name="ce9" office:value-type="time" office:time-value="PT08H45M00S">
            <text:p>08:45</text:p>
          </table:table-cell>
          <table:table-cell table:style-name="ce10"/>
          <table:table-cell table:number-columns-repeated="249"/>
        </table:table-row>
        <table:table-row table:style-name="ro1">
          <table:table-cell/>
          <table:table-cell office:value-type="string">
            <text:p>Pear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5" office:value-type="float" office:value="76.8">
            <text:p>76.80</text:p>
          </table:table-cell>
          <table:table-cell table:style-name="ce9" office:value-type="time" office:time-value="PT08H44M00S">
            <text:p>08:44</text:p>
          </table:table-cell>
          <table:table-cell table:style-name="ce10"/>
          <table:table-cell table:number-columns-repeated="249"/>
        </table:table-row>
        <table:table-row table:style-name="ro1">
          <table:table-cell/>
          <table:table-cell office:value-type="string">
            <text:p>Apple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style-name="ce5" office:value-type="float" office:value="45">
            <text:p>45.00</text:p>
          </table:table-cell>
          <table:table-cell table:style-name="ce9" office:value-type="time" office:time-value="PT08H43M00S">
            <text:p>08:43</text:p>
          </table:table-cell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Criteria sets</text:p>
          </table:table-cell>
          <table:table-cell table:style-name="ce2" office:value-type="string">
            <text:p>Tree</text:p>
          </table:table-cell>
          <table:table-cell table:style-name="ce2" office:value-type="string">
            <text:p>Height</text:p>
          </table:table-cell>
          <table:table-cell table:style-name="ce2" office:value-type="string">
            <text:p>Height</text:p>
          </table:table-cell>
          <table:table-cell table:style-name="ce2" office:value-type="string">
            <text:p>Tree</text:p>
          </table:table-cell>
          <table:table-cell table:style-name="ce2" office:value-type="string">
            <text:p>Height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pple</text:p>
          </table:table-cell>
          <table:table-cell office:value-type="string">
            <text:p>&gt;10.0</text:p>
          </table:table-cell>
          <table:table-cell office:value-type="string">
            <text:p>&lt;16</text:p>
          </table:table-cell>
          <table:table-cell office:value-type="string">
            <text:p>Nonexistent</text:p>
          </table:table-cell>
          <table:table-cell office:value-type="string">
            <text:p>&lt;1.4e6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Pear</text:p>
          </table:table-cell>
          <table:table-cell/>
          <table:table-cell office:value-type="string">
            <text:p>&lt;1'00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Tree</text:p>
          </table:table-cell>
          <table:table-cell table:style-name="ce2" office:value-type="string">
            <text:p>Height</text:p>
          </table:table-cell>
          <table:table-cell table:style-name="ce2" office:value-type="string">
            <text:p>Height</text:p>
          </table:table-cell>
          <table:table-cell table:style-name="ce6" office:value-type="string">
            <text:p>RefTree</text:p>
          </table:table-cell>
          <table:table-cell table:style-name="ce6" office:value-type="string">
            <text:p>RefHeight</text:p>
          </table:table-cell>
          <table:table-cell table:style-name="ce6" office:value-type="string">
            <text:p>RefHeight</text:p>
          </table:table-cell>
          <table:table-cell table:number-columns-repeated="249"/>
        </table:table-row>
        <table:table-row table:style-name="ro1">
          <table:table-cell/>
          <table:table-cell table:formula="oooc:=[.E15]" office:value-type="string" office:string-value="Apple">
            <text:p>Apple</text:p>
          </table:table-cell>
          <table:table-cell table:formula="oooc:=&quot;&gt;&quot;&amp;[.F15]" office:value-type="string" office:string-value="&gt;10">
            <text:p>&gt;10</text:p>
          </table:table-cell>
          <table:table-cell table:formula="oooc:=CONCATENATE(&quot;&lt;&quot;;[.G15])" office:value-type="string" office:string-value="&lt;16">
            <text:p>&lt;16</text:p>
          </table:table-cell>
          <table:table-cell office:value-type="string">
            <text:p>Apple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Date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RefDate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RefDate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RefDate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date" office:date-value="2005-08-02T14:16:00">
            <text:p>02.08.05 14:16</text:p>
          </table:table-cell>
          <table:table-cell office:value-type="string">
            <text:p>&gt;=2.9.2005</text:p>
          </table:table-cell>
          <table:table-cell table:formula="oooc:=&quot;&gt;=&quot;&amp;[.E18]" office:value-type="string" office:string-value="&gt;=38597">
            <text:p>&gt;=38597</text:p>
          </table:table-cell>
          <table:table-cell table:style-name="ce7" office:value-type="date" office:date-value="2005-09-02">
            <text:p>02.09.2005</text:p>
          </table:table-cell>
          <table:table-cell office:value-type="string">
            <text:p>&gt;=2.8.05 14:16</text:p>
          </table:table-cell>
          <table:table-cell table:formula="oooc:=&quot;&gt;=&quot;&amp;[.H18]" office:value-type="string" office:string-value="&gt;=38566.5944444444">
            <text:p>&gt;=38566.5944444444</text:p>
          </table:table-cell>
          <table:table-cell table:style-name="ce3" office:value-type="date" office:date-value="2005-08-02T14:16:00">
            <text:p>02.08.05 14:16</text:p>
          </table:table-cell>
          <table:table-cell office:value-type="string">
            <text:p>&gt;=8:45</text:p>
          </table:table-cell>
          <table:table-cell table:formula="oooc:=&quot;&gt;=&quot;&amp;[.K18]" office:value-type="string" office:string-value="&gt;=0.364583333333333">
            <text:p>&gt;=0.364583333333333</text:p>
          </table:table-cell>
          <table:table-cell table:style-name="ce9" office:value-type="time" office:time-value="PT08H45M00S">
            <text:p>08:45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Free Form</text:p>
          </table:table-cell>
          <table:table-cell table:style-name="ce4" table:number-columns-repeated="2"/>
          <table:table-cell table:style-name="ce8" table:number-columns-repeated="3"/>
          <table:table-cell table:number-columns-repeated="249"/>
        </table:table-row>
        <table:table-row table:style-name="ro1">
          <table:table-cell/>
          <table:table-cell table:formula="oooc:=AND([.B3]=&quot;Apple&quot;;[.C3]&gt;[.$F$15];[.C3]&lt;[.$G$15])" office:value-type="boolean" office:boolean-value="false">
            <text:p>FALSCH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Tests</text:p>
          </table:table-cell>
          <table:table-cell table:style-name="ce2" office:value-type="string">
            <text:p>Expected</text:p>
          </table:table-cell>
          <table:table-cell table:style-name="ce2" office:value-type="string">
            <text:p>Actual</text:p>
          </table:table-cell>
          <table:table-cell table:style-name="ce2" office:value-type="string">
            <text:p>Column</text:p>
          </table:table-cell>
          <table:table-cell table:style-name="ce2" office:value-type="string">
            <text:p>Table</text:p>
          </table:table-cell>
          <table:table-cell table:style-name="ce2" office:value-type="string">
            <text:p>Criteria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Highlight</text:p>
          </table:table-cell>
          <table:table-cell table:style-name="ce11" office:value-type="string">
            <text:p>Excel says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247.8">
            <text:p>247.8</text:p>
          </table:table-cell>
          <table:table-cell table:formula="oooc:=DSUM([.B2:.E8];&quot;Profit&quot;;[.B10:.D12])" office:value-type="float" office:value="247.8">
            <text:p>247.8</text:p>
          </table:table-cell>
          <table:table-cell table:number-columns-repeated="3"/>
          <table:table-cell table:number-columns-repeated="2" office:value-type="string">
            <text:p>DSUM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ooc:=DSUM([.B2:.E8];&quot;Profit&quot;;[.E10:.E11])" office:value-type="float" office:value="0">
            <text:p>0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47.8">
            <text:p>247.8</text:p>
          </table:table-cell>
          <table:table-cell table:formula="oooc:=DSUM([.B2:.E8];[.D28];[.B10:.D12])" office:value-type="float" office:value="247.8">
            <text:p>247.8</text:p>
          </table:table-cell>
          <table:table-cell office:value-type="float" office:value="4">
            <text:p>4</text:p>
          </table:table-cell>
          <table:table-cell office:value-type="string">
            <text:p>Data1</text:p>
          </table:table-cell>
          <table:table-cell office:value-type="string">
            <text:p>Vals1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ooc:=DSUM([.B2:.E8];&quot;Yield&quot;;[.B10:.D12])" office:value-type="float" office:value="28">
            <text:p>28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ooc:=DSUM([.B2:.E8];&quot;Yield&quot;;[.B10:.B11])" office:value-type="float" office:value="30">
            <text:p>30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ooc:=DSUM([.B2:.E8];&quot;Yield&quot;;[.C10:.D11])" office:value-type="float" office:value="29">
            <text:p>29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DSUM([.B2:.E8];&quot;Yield&quot;;[.B10:.D11])" office:value-type="float" office:value="10">
            <text:p>10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ooc:=DSUM([.B2:.E8];&quot;Yield&quot;;[.B10:.B12])" office:value-type="float" office:value="48">
            <text:p>48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ooc:=DSUM([.B2:.E8];&quot;Yield&quot;;[.F10:.F11])" office:value-type="float" office:value="57">
            <text:p>57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DSUM([.B$2:.F$8];&quot;Yield&quot;;[.B$17:.B$18])" office:value-type="float" office:value="10">
            <text:p>10</text:p>
          </table:table-cell>
          <table:table-cell table:number-columns-repeated="3"/>
          <table:table-cell office:value-type="string">
            <text:p>date/time criteria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DSUM([.B$2:.F$8];&quot;Yield&quot;;[.C$17:.C$18])" office:value-type="float" office:value="9">
            <text:p>9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DSUM([.B$2:.F$8];&quot;Yield&quot;;[.D$17:.D$18])" office:value-type="float" office:value="9">
            <text:p>9</text:p>
          </table:table-cell>
          <table:table-cell table:number-columns-repeated="2"/>
          <table:table-cell office:value-type="string">
            <text:p>ValDate1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ooc:=DSUM([.B$2:.F$8];&quot;Yield&quot;;[.F$17:.F$18])" office:value-type="float" office:value="19">
            <text:p>19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ooc:=DSUM([.B$2:.F$8];&quot;Yield&quot;;[.G$17:.G$18])" office:value-type="float" office:value="19">
            <text:p>19</text:p>
          </table:table-cell>
          <table:table-cell table:number-columns-repeated="2"/>
          <table:table-cell office:value-type="string">
            <text:p>ValDate2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ooc:=DSUM([.B$2:.F$8];&quot;Yield&quot;;[.I$17:.I$18])" office:value-type="float" office:value="43">
            <text:p>43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ooc:=DSUM([.B$2:.F$8];&quot;Yield&quot;;[.J$17:.J$18])" office:value-type="float" office:value="43">
            <text:p>43</text:p>
          </table:table-cell>
          <table:table-cell table:number-columns-repeated="2"/>
          <table:table-cell office:value-type="string">
            <text:p>ValDate3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ooc:=DSUM([.B2:.E8];[.D42];[.B14:.D15])" office:value-type="float" office:value="75">
            <text:p>7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Vals2</text:p>
          </table:table-cell>
          <table:table-cell office:value-type="string">
            <text:p>&amp;-ed criteria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ooc:=DSUM([.B2:.E8];[.D43];[.B20:.B21])" office:value-type="float" office:value="0">
            <text:p>Err:504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free-form criteria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552960">
            <text:p>552960</text:p>
          </table:table-cell>
          <table:table-cell table:formula="oooc:=DPRODUCT([.B2:.E8];&quot;Profit&quot;;[.B10:.D12])" office:value-type="float" office:value="552960">
            <text:p>552960</text:p>
          </table:table-cell>
          <table:table-cell table:number-columns-repeated="3"/>
          <table:table-cell table:number-columns-repeated="2" office:value-type="string">
            <text:p>DPRODUCT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ooc:=DPRODUCT([.B2:.E8];&quot;Profit&quot;;[.E10:.E11])" office:value-type="float" office:value="0">
            <text:p>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DCOUNT([.B2:.E8];&quot;Profit&quot;;[.B10:.D12])" office:value-type="float" office:value="3">
            <text:p>3</text:p>
          </table:table-cell>
          <table:table-cell table:number-columns-repeated="3"/>
          <table:table-cell table:number-columns-repeated="2" office:value-type="string">
            <text:p>DCOUNT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ooc:=DCOUNT([.B2:.E8];&quot;Profit&quot;;[.E10:.E11])" office:value-type="float" office:value="0">
            <text:p>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DCOUNTA([.B2:.E8];&quot;Profit&quot;;[.B10:.D12])" office:value-type="float" office:value="3">
            <text:p>3</text:p>
          </table:table-cell>
          <table:table-cell table:number-columns-repeated="3"/>
          <table:table-cell table:number-columns-repeated="2" office:value-type="string">
            <text:p>DCOUNTA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ooc:=DCOUNTA([.B2:.E8];&quot;Profit&quot;;[.E10:.E11])" office:value-type="float" office:value="0">
            <text:p>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ooc:=DMIN([.B2:.E8];&quot;Profit&quot;;[.B10:.D12])" office:value-type="float" office:value="75">
            <text:p>75</text:p>
          </table:table-cell>
          <table:table-cell table:number-columns-repeated="3"/>
          <table:table-cell table:number-columns-repeated="2" office:value-type="string">
            <text:p>DMIN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ooc:=DMIN([.B2:.E8];&quot;Profit&quot;;[.E10:.E11])" office:value-type="float" office:value="0">
            <text:p>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ooc:=DMAX([.B2:.E8];&quot;Profit&quot;;[.B10:.D12])" office:value-type="float" office:value="96">
            <text:p>96</text:p>
          </table:table-cell>
          <table:table-cell table:number-columns-repeated="3"/>
          <table:table-cell table:number-columns-repeated="2" office:value-type="string">
            <text:p>DMAX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ooc:=DMAX([.B2:.E8];&quot;Profit&quot;;[.E10:.E11])" office:value-type="float" office:value="0">
            <text:p>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82.6">
            <text:p>82.6</text:p>
          </table:table-cell>
          <table:table-cell table:formula="oooc:=DAVERAGE([.B$2:.E$8];&quot;Profit&quot;;[.B$10:.D$12])" office:value-type="float" office:value="82.6">
            <text:p>82.6</text:p>
          </table:table-cell>
          <table:table-cell table:number-columns-repeated="3"/>
          <table:table-cell table:number-columns-repeated="2" office:value-type="string">
            <text:p>DAVERAGE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!NUM:NaN/AE</text:p>
          </table:table-cell>
          <table:table-cell table:formula="oooc:=DAVERAGE([.B$2:.E$8];&quot;Profit&quot;;[.E$10:.E$11])" office:value-type="float" office:value="0">
            <text:p>#VALUE!</text:p>
          </table:table-cell>
          <table:table-cell table:number-columns-repeated="5"/>
          <table:table-cell office:value-type="string">
            <text:p>#DIV/0!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90.3199999999989">
            <text:p>90.32</text:p>
          </table:table-cell>
          <table:table-cell table:formula="oooc:=DVARP([.B$2:.E$8];&quot;Profit&quot;;[.B$10:.D$12])" office:value-type="float" office:value="90.32">
            <text:p>90.32</text:p>
          </table:table-cell>
          <table:table-cell table:number-columns-repeated="3"/>
          <table:table-cell table:number-columns-repeated="2" office:value-type="string">
            <text:p>DVARP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!NUM:NaN/AE</text:p>
          </table:table-cell>
          <table:table-cell table:formula="oooc:=DVARP([.B$2:.E$8];&quot;Profit&quot;;[.E$10:.E$11])" office:value-type="float" office:value="0">
            <text:p>#VALUE!</text:p>
          </table:table-cell>
          <table:table-cell table:number-columns-repeated="5"/>
          <table:table-cell office:value-type="string">
            <text:p>#DIV/0!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135.479999999998">
            <text:p>135.48</text:p>
          </table:table-cell>
          <table:table-cell table:formula="oooc:=DVAR([.B$2:.E$8];&quot;Profit&quot;;[.B$10:.D$12])" office:value-type="float" office:value="135.48">
            <text:p>135.48</text:p>
          </table:table-cell>
          <table:table-cell table:number-columns-repeated="3"/>
          <table:table-cell table:number-columns-repeated="2" office:value-type="string">
            <text:p>DVA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!NUM:NaN/AE</text:p>
          </table:table-cell>
          <table:table-cell table:formula="oooc:=DVAR([.B$2:.E$8];&quot;Profit&quot;;[.E$10:.E$11])" office:value-type="float" office:value="0">
            <text:p>0</text:p>
          </table:table-cell>
          <table:table-cell table:number-columns-repeated="5"/>
          <table:table-cell office:value-type="string">
            <text:p>#DIV/0!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9.50368349641332">
            <text:p>9.5</text:p>
          </table:table-cell>
          <table:table-cell table:formula="oooc:=DSTDEVP([.B$2:.E$8];&quot;Profit&quot;;[.B$10:.D$12])" office:value-type="float" office:value="9.50368349641338">
            <text:p>9.5</text:p>
          </table:table-cell>
          <table:table-cell table:number-columns-repeated="3"/>
          <table:table-cell table:number-columns-repeated="2" office:value-type="string">
            <text:p>DSTDEVP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!NUM:NaN/AE</text:p>
          </table:table-cell>
          <table:table-cell table:formula="oooc:=DSTDEVP([.B$2:.E$8];&quot;Profit&quot;;[.E$10:.E$11])" office:value-type="float" office:value="0">
            <text:p>#VALUE!</text:p>
          </table:table-cell>
          <table:table-cell table:number-columns-repeated="5"/>
          <table:table-cell office:value-type="string">
            <text:p>#DIV/0!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11.6395876215611">
            <text:p>11.64</text:p>
          </table:table-cell>
          <table:table-cell table:formula="oooc:=DSTDEV([.B$2:.E$8];&quot;Profit&quot;;[.B$10:.D$12])" office:value-type="float" office:value="11.6395876215612">
            <text:p>11.64</text:p>
          </table:table-cell>
          <table:table-cell table:number-columns-repeated="3"/>
          <table:table-cell table:number-columns-repeated="2" office:value-type="string">
            <text:p>DSTDEV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!NUM:NaN/AE</text:p>
          </table:table-cell>
          <table:table-cell table:formula="oooc:=DSTDEV([.B$2:.E$8];&quot;Profit&quot;;[.E$10:.E$11])" office:value-type="float" office:value="0">
            <text:p>0</text:p>
          </table:table-cell>
          <table:table-cell table:number-columns-repeated="5"/>
          <table:table-cell office:value-type="string">
            <text:p>#DIV/0!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381">
            <text:p>381</text:p>
          </table:table-cell>
          <table:table-cell table:formula="oooc:=SUMIF([.C3:.C8];[.C11];[.E3:.E8])" office:value-type="float" office:value="381">
            <text:p>381</text:p>
          </table:table-cell>
          <table:table-cell table:number-columns-repeated="3"/>
          <table:table-cell table:number-columns-repeated="2" office:value-type="string">
            <text:p>SUMIF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ooc:=SUMIF([.C3:.C8];[.D11])" office:value-type="float" office:value="56">
            <text:p>56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25">
            <text:p>225</text:p>
          </table:table-cell>
          <table:table-cell table:formula="oooc:=SUMIF([.B3:.B8];[.B11];[.E3:.E8])" office:value-type="float" office:value="225">
            <text:p>225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ooc:=SUMIF([.B3:.B8];[.E11];[.E3:.E8])" office:value-type="float" office:value="0">
            <text:p>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COUNTIF([.C3:.C8];[.C11])" office:value-type="float" office:value="4">
            <text:p>4</text:p>
          </table:table-cell>
          <table:table-cell table:number-columns-repeated="3"/>
          <table:table-cell table:number-columns-repeated="2" office:value-type="string">
            <text:p>COUNTIF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COUNTIF([.C3:.C8];[.D11])" office:value-type="float" office:value="5">
            <text:p>5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COUNTIF([.B3:.B8];[.B11])" office:value-type="float" office:value="3">
            <text:p>3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ooc:=COUNTIF([.B3:.B8];[.E11])" office:value-type="float" office:value="0">
            <text:p>0</text:p>
          </table:table-cell>
          <table:table-cell table:number-columns-repeated="253"/>
        </table:table-row>
      </table:table>
      <table:named-expressions>
        <table:named-range table:name="BaseData" table:base-cell-address="$Sheet1.$A$1" table:cell-range-address="$Sheet1.$A$2:.$K$21"/>
        <table:named-range table:name="Data1" table:base-cell-address="$Sheet1.$A$1" table:cell-range-address="$Sheet1.$B$3:.$E$4"/>
        <table:named-range table:name="TestHeader" table:base-cell-address="$Sheet1.$A$1" table:cell-range-address="$Sheet1.$B$24:.$H$24"/>
        <table:named-range table:name="ValDate1" table:base-cell-address="$Sheet1.$A$1" table:cell-range-address="$Sheet1.$E$18"/>
        <table:named-range table:name="ValDate2" table:base-cell-address="$Sheet1.$A$1" table:cell-range-address="$Sheet1.$H$18"/>
        <table:named-range table:name="ValDate3" table:base-cell-address="$Sheet1.$A$1" table:cell-range-address="$Sheet1.$K$18"/>
        <table:named-range table:name="Vals1" table:base-cell-address="$Sheet1.$A$1" table:cell-range-address="$Sheet1.$B$11:.$B$12"/>
        <table:named-range table:name="Vals2" table:base-cell-address="$Sheet1.$A$1" table:cell-range-address="$Sheet1.$E$15:.$G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8" number:min-integer-digits="1"/>
    </number:number-style>
    <number:number-style style:name="N139">
      <number:number number:decimal-places="7" number:min-integer-digits="1"/>
    </number:number-style>
    <number:number-style style:name="N140">
      <number:number number:decimal-places="6" number:min-integer-digits="1"/>
    </number:number-style>
    <number:number-style style:name="N141">
      <number:number number:decimal-places="5" number:min-integer-digits="1"/>
    </number:number-style>
    <number:number-style style:name="N142">
      <number:number number:decimal-places="4" number:min-integer-digits="1"/>
    </number:number-style>
    <number:number-style style:name="N143">
      <number:number number:decimal-places="3" number:min-integer-digits="1"/>
    </number:number-style>
    <number:number-style style:name="N146P0" style:volatile="true">
      <number:number number:decimal-places="3" number:min-integer-digits="1" number:grouping="true"/>
      <number:text> </number:text>
    </number:number-style>
    <number:number-style style:name="N146P1" style:volatile="true">
      <number:text> -</number:text>
      <number:number number:decimal-places="3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number number:decimal-places="4" number:min-integer-digits="1" number:grouping="true"/>
      <number:text> </number:text>
    </number:number-style>
    <number:number-style style:name="N149P1" style:volatile="true">
      <number:text> -</number:text>
      <number:number number:decimal-places="4" number:min-integer-digits="1" number:grouping="true"/>
      <number:text> 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number number:decimal-places="5" number:min-integer-digits="1" number:grouping="true"/>
      <number:text> </number:text>
    </number:number-style>
    <number:number-style style:name="N152P1" style:volatile="true">
      <number:text> -</number:text>
      <number:number number:decimal-places="5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6" number:min-integer-digits="1" number:grouping="true"/>
      <number:text> </number:text>
    </number:number-style>
    <number:number-style style:name="N155P1" style:volatile="true">
      <number:text> -</number:text>
      <number:number number:decimal-places="6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number number:decimal-places="1" number:min-integer-digits="1" number:grouping="true"/>
      <number:text> </number:text>
    </number:number-style>
    <number:number-style style:name="N158P1" style:volatile="true">
      <number:text> -</number:text>
      <number:number number:decimal-places="1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2">22.11.2007</text:date>, <text:time>16:3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ter Arrenbrecht</meta:initial-creator>
    <meta:creation-date>2005-11-22T22:05:38</meta:creation-date>
    <dc:date>2007-11-22T16:31:29</dc:date>
    <meta:editing-cycles>1</meta:editing-cycles>
    <meta:editing-duration>PT39S</meta:editing-duration>
    <meta:user-defined meta:name="Info 1"/>
    <meta:user-defined meta:name="Info 2"/>
    <meta:user-defined meta:name="Info 3"/>
    <meta:user-defined meta:name="Info 4"/>
    <meta:document-statistic meta:table-count="1" meta:cell-count="227"/>
  </office:meta>
</office:document-meta>
</file>